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8c27" officeooo:paragraph-rsid="001f8c27"/>
    </style:style>
    <style:style style:name="P2" style:family="paragraph" style:parent-style-name="Standard">
      <style:text-properties officeooo:rsid="00202980" officeooo:paragraph-rsid="00202980"/>
    </style:style>
    <style:style style:name="P3" style:family="paragraph" style:parent-style-name="Standard" style:list-style-name="L1">
      <style:text-properties officeooo:rsid="00202980" officeooo:paragraph-rsid="002029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c Led Controller Tetris.</text:p>
      <text:p text:style-name="P1"/>
      <text:p text:style-name="P1">El protyecto era inicialmente propio para aprender a usar los pic16f, para lo cual me propuse la tarea de mover una matriz de leds w2812b.</text:p>
      <text:p text:style-name="P1"/>
      <text:p text:style-name="P1">Eso fue una tarea mucho mas complicada que lo que a primera vista pueda suponerse ya que los tiempos de los pulsos son bastante justos para una cpu que va a ¼ de la velocidad del reloj de entrada, tardando 1 ciclo en ejecutar la instruccion.</text:p>
      <text:p text:style-name="P1"/>
      <text:p text:style-name="P1">Para poneros en perspectiva el pulso corto, que asocia a un 0, tiene que ser 350ns o menor. El reloj interno del pic es de 8MHz, pero divido 4 queda en 2MHz, que si somos perfectos, usamos una instruccion para empezar el pulso y justo la siguiente para terminarlo, el pulso durara 500ns, muy por encima el tiempo requerido.</text:p>
      <text:p text:style-name="P1"/>
      <text:p text:style-name="P1">Los leds utilizados son unos leds que son 8 bit por canal, teniendo 3 canales (grb), dando 24 bit por led, y en mi caso la matriz tiene 256. La memoria total disponible ram del pic es de 256Bytes. Por lo que para solucionarlo he tenido que asociar a cada columna un color concreto de 8 bits, teniendo mapeado internamente en rom a cual de los 256 colore rgb esta asociado.</text:p>
      <text:p text:style-name="P1"/>
      <text:p text:style-name="P2">Luego la memoria del chip esta divida en 3 bancos, los cuales solo el 0 y el 2 tienen el acceso a portc, el banco usado para controlar la salida del pin rc7. Haciendo el banco 1 impractico para el almacenamiento de la visualizacion.</text:p>
      <text:p text:style-name="P2"/>
      <text:p text:style-name="P2"/>
      <text:p text:style-name="P2">Tareas actualmente faltantes:</text:p>
      <text:list xml:id="list3463540867" text:style-name="L1">
        <text:list-item>
          <text:p text:style-name="P3">Puntuacion</text:p>
        </text:list-item>
        <text:list-item>
          <text:p text:style-name="P3">Pantalla de has perdido con la puntuacion</text:p>
        </text:list-item>
        <text:list-item>
          <text:p text:style-name="P3">Cambiar la visualizacion de los leds a 4 bit por led, que dada la disposicion de memoria de 80 bytes por banco daria casi perfecto para usar el banco 0 y el 2.</text:p>
        </text:list-item>
        <text:list-item>
          <text:p text:style-name="P3">Aumentar la velocidad del juego segun puntuacion/cantidad de fichas colocadas</text:p>
        </text:list-item>
      </text:list>
      <text:p text:style-name="P2"/>
      <text:p text:style-name="P2">El juego actualmente es completamente funcional, como se ve en la demostracion.</text:p>
      <text:p text:style-name="P2"/>
      <text:p text:style-name="P2"/>
      <text:p text:style-name="P2"/>
      <text:p text:style-name="P2">No añado diagrama del circuito porque es absolutamente basico, los botones son pull ups a 5v con resistencias de 5k que al apretarse se conectan a ground, por lo que la entrada esta inversa, y el resto son conexiones directas al microch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20:20:18.365880835</meta:creation-date>
    <dc:date>2019-02-04T20:36:49.110083047</dc:date>
    <meta:editing-duration>PT6M20S</meta:editing-duration>
    <meta:editing-cycles>1</meta:editing-cycles>
    <meta:document-statistic meta:table-count="0" meta:image-count="0" meta:object-count="0" meta:page-count="1" meta:paragraph-count="13" meta:word-count="361" meta:character-count="1968" meta:non-whitespace-character-count="1624"/>
    <meta:generator>LibreOffice/6.0.7.3$Linux_X86_64 LibreOffice_project/00m0$Build-3</meta:generator>
  </office:meta>
</office:document-meta>
</file>